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break-before="page"/>
    </style:style>
    <style:style style:name="P2" style:family="paragraph" style:parent-style-name="Text_20_body">
      <style:paragraph-properties fo:margin-top="0mm" fo:margin-bottom="0mm"/>
    </style:style>
    <style:style style:name="P3" style:family="paragraph" style:parent-style-name="Standard">
      <style:paragraph-properties fo:margin-top="0mm" fo:margin-bottom="0mm"/>
      <style:text-properties fo:font-size="2pt" style:font-size-asian="2pt" style:font-size-complex="2pt"/>
    </style:style>
    <style:style style:name="P4" style:family="paragraph" style:parent-style-name="Standard">
      <style:paragraph-properties fo:text-align="center" style:justify-single-word="false"/>
    </style:style>
    <style:style style:name="P5" style:family="paragraph" style:parent-style-name="Table_20_Contents">
      <style:text-properties fo:font-size="2pt" style:font-size-asian="2pt" style:font-size-complex="2pt"/>
    </style:style>
    <style:style style:name="P6" style:family="paragraph" style:parent-style-name="Text_20_body" style:list-style-name="">
      <style:paragraph-properties fo:text-align="center" style:justify-single-word="false"/>
    </style:style>
    <style:style style:name="P7" style:family="paragraph" style:parent-style-name="Text_20_body" style:list-style-name="L1"/>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list-style-name="">
      <style:text-properties style:text-underline-style="solid"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list-style-name="">
      <style:text-properties style:text-underline-style="none"/>
    </style:style>
    <style:style style:name="P12" style:family="paragraph" style:parent-style-name="Text_20_body" style:list-style-name="L1">
      <style:paragraph-properties fo:margin-top="0mm" fo:margin-bottom="0mm"/>
    </style:style>
    <style:style style:name="P13" style:family="paragraph" style:parent-style-name="Text_20_body">
      <style:paragraph-properties fo:margin-left="0mm" fo:margin-right="0mm" fo:text-indent="10mm" style:auto-text-indent="false"/>
    </style:style>
    <style:style style:name="P14"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5" style:family="paragraph" style:parent-style-name="Heading_20_1" style:list-style-name="">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Contents_20_1">
      <style:text-properties style:text-underline-style="none"/>
    </style:style>
    <style:style style:name="P19"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h text:style-name="P15" text:outline-level="1">Analýza archivu WebArchiv a převodu archivů z formátu ARC do formátu WARC</text:h>
      <text:h text:style-name="P6" text:outline-level="1"/>
      <text:h text:style-name="P6" text:outline-level="1"/>
      <text:h text:style-name="P6" text:outline-level="1"/>
      <text:h text:style-name="P6" text:outline-level="1"/>
      <text:h text:style-name="P6" text:outline-level="1">Martin Prokop</text:h>
      <text:h text:style-name="P16" text:outline-level="1">Prohlášení</text:h>
      <text:p text:style-name="P8">(Doplním později)</text:p>
      <text:h text:style-name="P16" text:outline-level="1">Shrnutí</text:h>
      <text:p text:style-name="P8">(Doplním později)</text:p>
      <text:h text:style-name="P16" text:outline-level="1">Klíčová slova</text:h>
      <text:p text:style-name="P8">(Doplním později)</text:p>
      <text:h text:style-name="P16" text:outline-level="1">Obsah</text:h>
      <text:p text:style-name="P8">(Doplním později)</text:p>
      <text:h text:style-name="P16" text:outline-level="1">Úvod</text:h>
      <text:p text:style-name="P8">(Doplním později)</text:p>
      <text:h text:style-name="P16"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8">(Mám to více rozvádět?)</text:p>
      <text:p text:style-name="Text_20_body"/>
      <text:p text:style-name="Text_20_body"/>
      <text:p text:style-name="Text_20_body"/>
      <text:h text:style-name="P1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0" text:note-class="footnote"><text:note-citation>3</text:note-citation><text:note-body><text:p text:style-name="Footnote">http://www.webarchiv.cz/dokumenty/</text:p></text:note-body></text:note>. Musím ale konstatovat, že ne vždy jsou dokumenty dostupné – některé mohou být poškozené, na některé nevedou správně odkazy atd.</text:p>
      <text:p text:style-name="P8">(Je potřeba být konkrétnější?)</text:p>
      <text:h text:style-name="Heading_20_3" text:outline-level="3">Rok 2000<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5</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Text_20_body"/>
      <text:p text:style-name="P8">(Je potřeba být konkrétnější?)</text:p>
      <text:h text:style-name="Heading_20_3" text:outline-level="3">Rok 2001<text:note text:id="ftn30" text:note-class="footnote"><text:note-citation>6</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106 520MB dat.<text:note text:id="ftn28"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áci z daty zvolit vhodný formát uchovávání metadat stažených souborů. Pro tyto účely volí nakonec Dublin Core Metadata Element Set<text:note text:id="ftn27"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Text_20_body"><text:span text:style-name="T2">(Mám řešit do podrobna kritéria a seriály?)</text:span></text:p>
      <text:p text:style-name="P10"><text:soft-page-break/>Dále probíhal vývoj nových nástrojů. Jedná se konkrétně o:</text:p>
      <text:list xml:id="list817059864" text:style-name="List_20_1">
        <text:list-item>
          <text:p text:style-name="P18">Dublin Core Metadata Generator</text:p>
        </text:list-item>
        <text:list-item>
          <text:p text:style-name="P18">Generátor UR</text:p>
        </text:list-item>
        <text:list-item>
          <text:p text:style-name="P18">Kalkulátor MD5 </text:p>
        </text:list-item>
        <text:list-item>
          <text:p text:style-name="P18">Nedlib Harvester</text:p>
        </text:list-item>
      </text:list>
      <text:p text:style-name="P10"/>
      <text:p text:style-name="P8">(Mám být podrobnější? Třeba v případě toho Nedlib Harvesteru)</text:p>
      <text:h text:style-name="Heading_20_3" text:outline-level="3">Rok 2002<text:note text:id="ftn31" text:note-class="footnote"><text:note-citation>9</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32" text:note-class="footnote"><text:note-citation>10</text:note-citation><text:note-body><text:p text:style-name="Footnote">Podrobné informace o formátu MARC 21: http://www.loc.gov/marc/unimarctomarc21.html</text:p></text:note-body></text:note>.</text:p>
      <text:p text:style-name="P13">Samozřejmě pokračuje samotné shromažďování a archivace webových zdrojů. Oproti loňskému roků narůstá téměř trojnásobně množství „sklizených“ dat na 315 756 MB.<text:note text:id="ftn29" text:note-class="footnote"><text:note-citation>11</text:note-citation><text:note-body><text:p text:style-name="Footnote">http://www.webarchiv.cz/celoplosne-sklizne/</text:p></text:note-body></text:note></text:p>
      <text:p text:style-name="P14">(Mám být podrobnější?)</text:p>
      <text:h text:style-name="Heading_20_3" text:outline-level="3">Rok 2003</text:h>
      <text:p text:style-name="Text_20_body">Zpráva se mi bohužel nepovedlo dohledat.</text:p>
      <text:h text:style-name="Heading_20_3" text:outline-level="3">Rok 2004<text:note text:id="ftn33" text:note-class="footnote"><text:note-citation>12</text:note-citation><text:note-body><text:p text:style-name="Footnote">http://webarchiv.cz/files/dokumenty/zpravy/Zamer2004Zpravatextrev.doc</text:p></text:note-body></text:note></text:h>
      <text:p text:style-name="P8">(Dlouhé)</text:p>
      <text:h text:style-name="Heading_20_3" text:outline-level="3">Rok 2005<text:note text:id="ftn34" text:note-class="footnote"><text:note-citation>13</text:note-citation><text:note-body><text:p text:style-name="Footnote">http://webarchiv.cz/files/dokumenty/zpravy/Zamer2005Zpravatext.doc</text:p></text:note-body></text:note></text:h>
      <text:p text:style-name="P8">(Dlouhé)</text:p>
      <text:h text:style-name="Heading_20_3" text:outline-level="3">Rok 2006<text:note text:id="ftn35" text:note-class="footnote"><text:note-citation>14</text:note-citation><text:note-body><text:p text:style-name="Footnote">http://webarchiv.cz/files/dokumenty/zpravy/zprava-VaV_2006-final.rtf</text:p></text:note-body></text:note></text:h>
      <text:p text:style-name="Text_20_body">Řešitelé projektu řešili současně i projekt CULTURE 2000<text:note text:id="ftn37" text:note-class="footnote"><text:note-citation>15</text:note-citation><text:note-body><text:p text:style-name="Footnote">Podrobné informace: http://www.webarchiv.cz/culture-2000/</text:p></text:note-body></text:note> nazvaný Web Cultural Heritage. Z toho důvodu provedli obsáhlou analýzu obsahu archivu.</text:p>
      <text:p text:style-name="P8">(Mám být podrobnější o CULTURE?)</text:p>
      <text:p text:style-name="Text_20_body">Tým dále provedl analýzu využívaného software:</text:p>
      <text:list xml:id="list711555185"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text:soft-page-break/>WebCurator</text:p>
        </text:list-item>
        <text:list-item>
          <text:p text:style-name="P19">Heritrix – o software se zmiňují v další části textu své práce.</text:p>
        </text:list-item>
        <text:list-item>
          <text:p text:style-name="P19">DeDuplicator </text:p>
        </text:list-item>
      </text:list>
      <text:p text:style-name="P9">(Mám rozvádět info o saftware?)</text:p>
      <text:p text:style-name="P11">Dále samozřejmě probíhají sklizně, v tomto roce je staženo 3 465 016 MB webových zdrojů. Což je největší množství za všechny uplynulé roky.</text:p>
      <text:h text:style-name="Heading_20_3" text:outline-level="3">Rok 2007<text:note text:id="ftn36" text:note-class="footnote"><text:note-citation>16</text:note-citation><text:note-body><text:p text:style-name="Footnote">http://webarchiv.cz/files/dokumenty/zpravy/zprava2007.pdf</text:p></text:note-body></text:note></text:h>
      <text:p text:style-name="Text_20_body"/>
      <text:h text:style-name="Heading_20_3" text:outline-level="3">Rok 2008<text:note text:id="ftn5" text:note-class="footnote"><text:note-citation>17</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18</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h text:style-name="Heading_20_3" text:outline-level="3">Rok 2009 – současnost</text:h>
      <text:p text:style-name="Text_20_body">Zprávy z těchto let nejsou bohužel na internetu zpřístupněny.</text:p>
      <text:h text:style-name="P17" text:outline-level="2">1.3 Stav projektu</text:h>
      <text:h text:style-name="Heading_20_3" text:outline-level="3">Jaká je kapacita<text:note text:id="ftn7" text:note-class="footnote"><text:note-citation>19</text:note-citation><text:note-body><text:p text:style-name="Footnote">http://www.webarchiv.cz/celoplosne-sklizne/</text:p></text:note-body></text:note></text:h>
      <text:p text:style-name="Standard"/>
      <text:p text:style-name="P4">Statistika celoplošných sklizní v národní doméně .cz</text:p>
      <text:p text:style-name="P3"><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Text_20_body"/>
      <text:p text:style-name="Text_20_body">Dohromady celkem 15,5TB</text:p>
      <text:p text:style-name="Text_20_body"/>
      <text:p text:style-name="Text_20_body"/>
      <text:h text:style-name="Heading_20_3" text:outline-level="3">Co creative cammons <text:note text:id="ftn8" text:note-class="footnote"><text:note-citation>20</text:note-citation><text:note-body><text:p text:style-name="Footnote">http://www.webarchiv.cz/ccinfo/</text:p></text:note-body></text:note></text:h>
      <text:p text:style-name="Text_20_body">WEBZDROJE<text:note text:id="ftn9" text:note-class="footnote"><text:note-citation>21</text:note-citation><text:note-body><text:p text:style-name="Footnote">http://creativecommons.org/</text:p></text:note-body></text:note> <text:s/><text:note text:id="ftn10" text:note-class="footnote"><text:note-citation>22</text:note-citation><text:note-body><text:p text:style-name="Footnote">http://www.creativecommons.cz/</text:p></text:note-body></text:note></text:p>
      <text:p text:style-name="Text_20_body">Velmi obsáhlá práce na toto téma: <text:note text:id="ftn11" text:note-class="footnote"><text:note-citation>23</text:note-citation><text:note-body><text:p text:style-name="Footnote">http://www.creativecommons.cz/wp-content/uploads/dp_petr_jansa_komplet_xmp.pdf</text:p></text:note-body></text:note></text:p>
      <text:p text:style-name="Text_20_body">Creative Commons (CC)</text:p>
      <text:p text:style-name="Text_20_body"/>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text:p>
      <text:p text:style-name="Text_20_body"/>
      <text:p text:style-name="Text_20_body">Aplikace licence</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 Podrobný návod pro aplikaci najdete zde</text:p>
      <text:p text:style-name="Text_20_body"><text:soft-page-break/>Aktuality</text:p>
      <text:p text:style-name="Text_20_body"/>
      <text:p text:style-name="Text_20_body">17.4.09: Česká republika se stala padesátoudruhou zemí s národní lokalizací licence Creative Commons. Oficiální uvedení proběhlo 16.4.2009.</text:p>
      <text:p text:style-name="Text_20_body"/>
      <text:p text:style-name="Text_20_body">Tisková zpráva v češtině [.pdf] a angličtině [.pdf]. Vybrané mediální ohlasy: lupa.cz itbiz.cz lidovky.cz</text:p>
      <text:p text:style-name="Text_20_body"/>
      <text:p text:style-name="Text_20_body">9.9.08: Články o CC se aktuálně objevily na těchto serverech:</text:p>
      <text:p text:style-name="Text_20_body">ceskenoviny.cz financninoviny.cz tyden.cz lupa.cz root.cz</text:p>
      <text:p text:style-name="Text_20_body"/>
      <text:p text:style-name="Text_20_body">16.6.08: Podrobné aktuality můžete nyní sledovat na www.creativecommons.cz.</text:p>
      <text:p text:style-name="Text_20_body"/>
      <text:p text:style-name="Text_20_body">5.3.08: Lukáš Gruber připravil sumarizační článek o fenoménu CC a současném dění kolem této licence v ČR. Materiál vyšel v březnovém čísle časopisu Ikaros.</text:p>
      <text:p text:style-name="Text_20_body"/>
      <text:p text:style-name="Text_20_body">*************<text:note text:id="ftn12" text:note-class="footnote"><text:note-citation>24</text:note-citation><text:note-body><text:p text:style-name="Footnote">http://www.webarchiv.cz/cc2</text:p></text:note-body></text:note></text:p>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 Autor si licenci vytváří kombinací následujících podmínek, které jsou označeny mezinárodně srozumitelnými symboly:</text:p>
      <text:p text:style-name="Text_20_body"/>
      <text:p text:style-name="Text_20_body"><text:tab/><text:tab/><text:tab/></text:p>
      <text:p text:style-name="Text_20_body"/>
      <text:p text:style-name="Text_20_body">Uvedení autora – uživatel má právo s dílem nakládat a vytvářet odvozená díla za podmínky, že zachová informace o původním autorovi.</text:p>
      <text:p text:style-name="Text_20_body"><text:tab/><text:tab/><text:tab/></text:p>
      <text:p text:style-name="Text_20_body"/>
      <text:p text:style-name="Text_20_body">Uživatel má právo s dílem nakládat a vytvářet odvozená díla za podmínky, že dílo nebude využito ke komerčním účelům.</text:p>
      <text:p text:style-name="Text_20_body"><text:tab/><text:tab/><text:tab/></text:p>
      <text:p text:style-name="Text_20_body"/>
      <text:p text:style-name="Text_20_body">Uživatel je oprávněn nakládat pouze s původním a originálním dílem. Nesmí vytvářet další díla, která jsou od toho původního odvozena.</text:p>
      <text:p text:style-name="Text_20_body"><text:tab/><text:tab/><text:tab/></text:p>
      <text:p text:style-name="Text_20_body"/>
      <text:p text:style-name="Text_20_body">Uživatel má právo nakládat a vytvářet odvozená díla za podmínky, že odvozenina bude distribuována za naprosto stejných podmínek jako dílo, ze kterého vznikla.</text:p>
      <text:p text:style-name="Text_20_body"><text:soft-page-break/></text:p>
      <text:p text:style-name="Text_20_body">Na základě kombinace zmíněných podmínek bylo vytvořeno šest typů licencí, ze kterých si autor jednu vybírá. Licence jsou seřazeny v pořadí od liberálních až k velmi striktním z hlediska podmínek při nakládání s dílem.</text:p>
      <text:p text:style-name="Text_20_body"/>
      <text:p text:style-name="Text_20_body">Označení licence <text:tab/>Použití licence <text:tab/>Vysvětlivky</text:p>
      <text:p text:style-name="Text_20_body">by <text:tab/><text:tab/>uvedení autora</text:p>
      <text:p text:style-name="Text_20_body">by-sa <text:tab/><text:tab/>uvedení autora,</text:p>
      <text:p text:style-name="Text_20_body">zachování licence</text:p>
      <text:p text:style-name="Text_20_body">by-nd <text:tab/><text:tab/>uvedení autora,</text:p>
      <text:p text:style-name="Text_20_body">žádné odvozeniny</text:p>
      <text:p text:style-name="Text_20_body">by-nc <text:tab/><text:tab/>uvedení autora,</text:p>
      <text:p text:style-name="Text_20_body">nekomerční využití</text:p>
      <text:p text:style-name="Text_20_body">by-nc-sa <text:tab/><text:tab/>uvedení autora,</text:p>
      <text:p text:style-name="Text_20_body">nekomerční využití,</text:p>
      <text:p text:style-name="Text_20_body">zachování licence</text:p>
      <text:p text:style-name="Text_20_body">by-nc-nd <text:tab/><text:tab/>uvedení autora,</text:p>
      <text:p text:style-name="Text_20_body">nekomerční využití,</text:p>
      <text:p text:style-name="Text_20_body">žádné odvozeniny</text:p>
      <text:p text:style-name="Text_20_body"/>
      <text:p text:style-name="Text_20_body">Tabulka je převzata z: ZEMAN, Mirek. Creative Commons – budoucnost copyrightu? In Lupa [online]. Praha : Internet Info, 1998- [cit. 24.1.2008]. Dostupné z WWW: &lt;http://www.lupa.cz/clanky/creative-commons-8211-budoucnost-copyrightu&gt;</text:p>
      <text:p text:style-name="Text_20_body"/>
      <text:p text:style-name="Text_20_body">Aplikace CC na weby</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text:p>
      <text:p text:style-name="Text_20_body"/>
      <text:p text:style-name="Text_20_body">Zde je uveden stručný návod.</text:p>
      <text:p text:style-name="Text_20_body">Vztah české legislativy a CC</text:p>
      <text:p text:style-name="Text_20_body"/>
      <text:p text:style-name="Text_20_body">Využívání licencí Creative Commons pro účely zpřístupňování autorských děl je na území České republiky v souladu s zákonem č. 121/2000 Sb. o právu autorském, o právech souvisejících s právem autorským ve znění zákona č. 216/2006 Sb. Autorský zákon CC licence zohledňuje ve své úpravě licenčních smluv (díl 6.: úprava smluvních typů), kde je v § 46, odst. 5 a 6 výstižně charakterizuje. Z tohoto důvodu se v prostředí české domény .cz začínají objevovat weby, které CC licenci využívají.</text:p>
      <text:p text:style-name="Text_20_body"><text:soft-page-break/></text:p>
      <text:h text:style-name="Heading_20_3" text:outline-level="3">kdo vsechno spolupracuje – partneři, jejich přéíbytek, počet s datem</text:h>
      <text:p text:style-name="Text_20_body">Vysvětlit alsi organizace</text:p>
      <text:p text:style-name="Text_20_body">Moravská zemská knihovna</text:p>
      <text:p text:style-name="Text_20_body"><text:s text:c="4"/>Moravská zemská knihovna v Brně je výzkumnou organizací, jejímž hlavním účelem je provádět základní výzkum, aplikovaný výzkum nebo experimentální vývoj a šířit jejich výsledky prostřednictvím výuky, publikování nebo převodu technologií. Zřizovatelem MZK je Ministerstvo kultury ČR.</text:p>
      <text:p text:style-name="Text_20_body"/>
      <text:p text:style-name="Text_20_body">Ústav výpočetní techniky Masarykovy univerzity</text:p>
      <text:p text:style-name="Text_20_body"><text:s text:c="4"/>Ústav výpočetní techniky je vysokoškolský ústav Masarykovy univerzity, zodpovědný za rozvoj informačních a komunikačních technologií na univerzitě. ÚVT vyvíjí výzkumnou a vývojovou činnost v oblasti informačních technologií s dlouhodobým výzkumným zaměřením na výzkum v oblastech digitálních knihoven, healthware, rozsáhlých distribuovaných systémů a zpracování multimédií ve vysoké kvalitě.</text:p>
      <text:p text:style-name="Text_20_body"/>
      <text:p text:style-name="Text_20_body"/>
      <text:p text:style-name="Text_20_body">CZ.NIC</text:p>
      <text:p text:style-name="Text_20_body"><text:s text:c="4"/>CZ.NIC je zájmové sdružení právnických osob, jehož hlavními činnostmi jsou provozování registru doménových jmen .CZ a ENUM, zabezpečování provozu domény nejvyšší úrovně .CZ a osvěta v oblasti doménových jmen.</text:p>
      <text:p text:style-name="Text_20_body"><text:s text:c="4"/>Sdružení poskytuje WebArchivu seznam registrovaných domén pro celoplošné sklizně české národní domény .cz.</text:p>
      <text:p text:style-name="Text_20_body"/>
      <text:h text:style-name="Heading_20_3" text:outline-level="3">Nasmlouvaných zdrojů</text:h>
      <text:p text:style-name="Text_20_body">je fakt hodně, jejich přehled je zde: tady<text:note text:id="ftn13" text:note-class="footnote"><text:note-citation>25</text:note-citation><text:note-body><text:p text:style-name="Footnote">http://www.webarchiv.cz/partneri</text:p></text:note-body></text:note></text:p>
      <text:p text:style-name="Text_20_body"/>
      <text:h text:style-name="Heading_20_3" text:outline-level="3">Potom mezinárodní archiv</text:h>
      <text:p text:style-name="Text_20_body">Vysvetlit mezinarodni archiv1.4 Budoucnost projektu</text:p>
      <text:p text:style-name="Text_20_body"/>
      <text:h text:style-name="Heading_20_2" text:outline-level="2">1.5. Dostupnost informací o projektu</text:h>
      <text:p text:style-name="Text_20_body">O projektu WebArchiv se lze dočíst na stránkách Národní digitální knihovny<text:note text:id="ftn14" text:note-class="footnote"><text:note-citation>26</text:note-citation><text:note-body><text:p text:style-name="Footnote"><text:a xlink:type="simple" xlink:href="http://www.ndk.cz/webarchiv">http://www.ndk.cz/webarchiv</text:a></text:p></text:note-body></text:note>, která projekt řeší a samozřejmě na stránkách WebArchivu<text:note text:id="ftn15" text:note-class="footnote"><text:note-citation>27</text:note-citation><text:note-body><text:p text:style-name="Footnote">http://www.webarchiv.cz</text:p></text:note-body></text:note>. K nalezení jsou jak tiskové zprávy, z kterých jsem čerpal při popisování stavu projektu a jeho cílech a záměrech, tak další dokumenty<text:note text:id="ftn16" text:note-class="footnote"><text:note-citation>28</text:note-citation><text:note-body><text:p text:style-name="Footnote">http://www.webarchiv.cz/dokumenty/</text:p></text:note-body></text:note> – práce, které byli na toto téma již publikovány, informační letáky, příspěvky z konferencí atd. Popisem již vzniklých prací na téma WebArchiv se ve své práci také věnuji.</text:p>
      <text:p text:style-name="Text_20_body"><text:soft-page-break/></text:p>
      <text:h text:style-name="P16" text:outline-level="1">Staré práce na téma webarchiv</text:h>
      <text:list xml:id="list1779952746" text:style-name="L1">
        <text:list-item>
          <text:p text:style-name="P12">Filip KUSALÍK: <text:span text:style-name="Strong_20_Emphasis">Identifikace a omezení přístupu k "nevhodným" stránkám ve webovém archivu</text:span>, bakalářská práce, 2009.<text:note text:id="ftn17" text:note-class="footnote"><text:note-citation>29</text:note-citation><text:note-body><text:p text:style-name="Footnote">http://is.muni.cz/th/172849/fi_b/</text:p></text:note-body></text:note></text:p>
        </text:list-item>
      </text:list>
      <text:p text:style-name="P2"/>
      <text:p text:style-name="P2"/>
      <text:list xml:id="list2035214008" text:continue-numbering="true" text:style-name="L1">
        <text:list-item>
          <text:p text:style-name="P12">Ivan VLČEK: <text:span text:style-name="Strong_20_Emphasis">Rozpoznání a archivace českého webu mimo národní doménu</text:span>, bakalářská práce, 2008.<text:note text:id="ftn18" text:note-class="footnote"><text:note-citation>30</text:note-citation><text:note-body><text:p text:style-name="Footnote">http://is.muni.cz/th/172585/fi_b/</text:p></text:note-body></text:note></text:p>
        </text:list-item>
      </text:list>
      <text:p text:style-name="P2"/>
      <text:p text:style-name="P2"/>
      <text:list xml:id="list790295336" text:continue-numbering="true" text:style-name="L1">
        <text:list-item>
          <text:p text:style-name="P12">Lenka JELÍNKOVÁ: <text:span text:style-name="Strong_20_Emphasis">Bibliografický popis elektronických online zdrojů v zahraniční a domácí katalogizační praxi</text:span>, diplomová práce, 2006.<text:note text:id="ftn19" text:note-class="footnote"><text:note-citation>31</text:note-citation><text:note-body><text:p text:style-name="Footnote">http://www.webarchiv.cz/files/dokumenty/ostatni/DPjelinkova2006.pdf</text:p></text:note-body></text:note></text:p>
        </text:list-item>
      </text:list>
      <text:p text:style-name="P2"/>
      <text:p text:style-name="P2"/>
      <text:list xml:id="list1316391499" text:continue-numbering="true" text:style-name="L1">
        <text:list-item>
          <text:p text:style-name="P12">Lukáš MATĚJKA: <text:span text:style-name="Strong_20_Emphasis">Zpřístupnění archivu českého webu</text:span>, diplomová práce, 2006.<text:note text:id="ftn20" text:note-class="footnote"><text:note-citation>32</text:note-citation><text:note-body><text:p text:style-name="Footnote">http://is.muni.cz/th/49968/fi_m</text:p></text:note-body></text:note></text:p>
        </text:list-item>
      </text:list>
      <text:p text:style-name="P2"/>
      <text:p text:style-name="P2"/>
      <text:list xml:id="list869825282" text:continue-numbering="true" text:style-name="L1">
        <text:list-item>
          <text:p text:style-name="P12">Martin BELLA: <text:span text:style-name="Strong_20_Emphasis">Implementace OAI-PMH pro český WebArchiv</text:span>, bakalářská práce, 2008.<text:note text:id="ftn21" text:note-class="footnote"><text:note-citation>33</text:note-citation><text:note-body><text:p text:style-name="Footnote">http://is.muni.cz/th/98989/fi_b</text:p></text:note-body></text:note></text:p>
        </text:list-item>
      </text:list>
      <text:p text:style-name="P2"/>
      <text:p text:style-name="P2"/>
      <text:list xml:id="list507147129" text:continue-numbering="true" text:style-name="L1">
        <text:list-item>
          <text:p text:style-name="P7">Markéta ŠKODOVÁ: <text:span text:style-name="Strong_20_Emphasis">Strategie archivace elektronických online zdrojů a politika jejich výběru do digitálního archivu (se zaměřením na český systém WebArchiv)</text:span>, diplomová práce, 2005.<text:note text:id="ftn22" text:note-class="footnote"><text:note-citation>34</text:note-citation><text:note-body><text:p text:style-name="Footnote">http://www.webarchiv.cz/files/dokumenty/zpravy/skodova.doc</text:p></text:note-body></text:note></text:p>
        </text:list-item>
      </text:list>
      <text:p text:style-name="Standard"/>
      <text:h text:style-name="P17"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note text:id="ftn23" text:note-class="footnote"><text:note-citation>35</text:note-citation><text:note-body><text:p text:style-name="Footnote">http://www.webarchiv.cz/konspekt/</text:p></text:note-body></text:note></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note text:id="ftn24" text:note-class="footnote"><text:note-citation>36</text:note-citation><text:note-body><text:p text:style-name="Footnote">http://www.webarchiv.cz/tematicke_sbirky/</text:p></text:note-body></text:note></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soft-page-break/><text:tab/><text:tab/>stare prace na tema webarchiv </text:p>
      <text:p text:style-name="Standard"><text:tab/><text:tab/>otestovani starych praci <text:note text:id="ftn25" text:note-class="footnote"><text:note-citation>37</text:note-citation><text:note-body><text:p text:style-name="Footnote"><text:a xlink:type="simple" xlink:href="http://www.webarchiv.cz/kriteria/">http://www.webarchiv.cz/kriteria/</text:a></text:p></text:note-body></text:note></text:p>
      <text:p text:style-name="Standard"/>
      <text:p text:style-name="Standard"/>
      <text:p text:style-name="Standard"/>
      <text:p text:style-name="Standard"/>
      <text:p text:style-name="Standard">Proč archivovat web?</text:p>
      <text:p text:style-name="Standard"/>
      <text:p text:style-name="Standard"><text:s text:c="4"/>Potřeba zachránit netištěné dokumenty kulturní, umělecké a historické hodnoty pro další generace</text:p>
      <text:p text:style-name="Standard"><text:s text:c="4"/>Enormní nárůst elektronických online zdrojů zveřejněných pouze na Internetu</text:p>
      <text:p text:style-name="Standard"><text:s text:c="4"/>Prchavost elektronických zdrojů – cenné dokumenty mohou být nenávratně ztraceny</text:p>
      <text:p text:style-name="Standard"/>
      <text:p text:style-name="Standard"/>
      <text:p text:style-name="Standard">Jaké typy zdrojů naleznete ve WebArchivu?</text:p>
      <text:p text:style-name="Standard"/>
      <text:p text:style-name="Standard"><text:s text:c="4"/>Digitální dokumenty volně dostupné prostřednictvím sítě Internet</text:p>
      <text:p text:style-name="Standard"><text:s text:c="4"/>Publikace odborného, uměleckého a zpravodajsko-publicistického zaměření</text:p>
      <text:p text:style-name="Standard"><text:s text:c="4"/>Periodika, monografie, konferenční příspěvky, výzkumné a jiné zprávy, akademické práce …</text:p>
      <text:p text:style-name="Standard"><text:s text:c="4"/>Textové a do jisté míry také obrazové a zvukové dokumenty existující pouze v digitální podobě<text:note text:id="ftn26" text:note-class="footnote"><text:note-citation>38</text:note-citation><text:note-body><text:p text:style-name="Footnote">http://www.webarchiv.cz/</text:p></text:note-body></text:note></text:p>
      <text:h text:style-name="P17"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17"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6"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16" text:outline-level="1">Stav webarchivu Podrobně – analýzy, která provedu jako výzkum z převodu</text:h>
      <text:p text:style-name="Text_20_body"/>
      <text:p text:style-name="Text_20_body">- bude tam co je za soubory, jejich množství, chyby, nepřesnosti atd atd.</text:p>
      <text:p text:style-name="P1"/>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http://ctenar.svkkl.cz/clanky/2009-roc-61/09-2009/creative-commons-svobodny-prostor-pro-sdileni-a-tvorbu-61-468.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0T21:18:38</dc:date>
    <dc:creator>Martin Prokop</dc:creator>
    <meta:editing-duration>PT16H39M12S</meta:editing-duration>
    <meta:editing-cycles>194</meta:editing-cycles>
    <meta:document-statistic meta:table-count="1" meta:image-count="0" meta:object-count="0" meta:page-count="25" meta:paragraph-count="314" meta:word-count="3191" meta:character-count="23956"/>
  </office:meta>
</office:document-meta>
</file>